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8f63" officeooo:paragraph-rsid="001e8f63"/>
    </style:style>
    <style:style style:name="P2" style:family="paragraph" style:parent-style-name="Standard">
      <style:text-properties officeooo:rsid="00203e11" officeooo:paragraph-rsid="00203e11"/>
    </style:style>
    <style:style style:name="P3" style:family="paragraph" style:parent-style-name="Standard">
      <style:text-properties officeooo:rsid="0022164c" officeooo:paragraph-rsid="0022164c"/>
    </style:style>
    <style:style style:name="P4" style:family="paragraph" style:parent-style-name="Standard">
      <style:text-properties officeooo:rsid="002310ca" officeooo:paragraph-rsid="002310ca"/>
    </style:style>
    <style:style style:name="P5" style:family="paragraph" style:parent-style-name="Standard">
      <style:text-properties officeooo:rsid="00250598" officeooo:paragraph-rsid="00250598"/>
    </style:style>
    <style:style style:name="P6" style:family="paragraph" style:parent-style-name="Standard">
      <style:text-properties officeooo:rsid="0027b7df" officeooo:paragraph-rsid="0027b7df"/>
    </style:style>
    <style:style style:name="P7" style:family="paragraph" style:parent-style-name="Standard">
      <style:text-properties officeooo:rsid="00296c57" officeooo:paragraph-rsid="00296c57"/>
    </style:style>
    <style:style style:name="P8" style:family="paragraph" style:parent-style-name="Standard">
      <loext:graphic-properties draw:fill="solid" draw:fill-color="#ffff99" draw:fill-image-width="0cm" draw:fill-image-height="0cm"/>
      <style:paragraph-properties fo:text-align="center" style:justify-single-word="false" fo:background-color="#ffff99"/>
      <style:text-properties officeooo:rsid="001fd8ca" officeooo:paragraph-rsid="001e8f63"/>
    </style:style>
    <style:style style:name="P9" style:family="paragraph" style:parent-style-name="Standard" style:list-style-name="L1">
      <style:text-properties officeooo:rsid="002310ca" officeooo:paragraph-rsid="0022164c"/>
    </style:style>
    <style:style style:name="P10" style:family="paragraph" style:parent-style-name="Standard" style:list-style-name="L1">
      <style:text-properties officeooo:rsid="002310ca" officeooo:paragraph-rsid="002310ca"/>
    </style:style>
    <style:style style:name="P11" style:family="paragraph" style:parent-style-name="Standard" style:list-style-name="L3">
      <style:text-properties officeooo:rsid="002310ca" officeooo:paragraph-rsid="002310ca"/>
    </style:style>
    <style:style style:name="P12" style:family="paragraph" style:parent-style-name="Standard" style:list-style-name="L2">
      <style:text-properties officeooo:rsid="001e8f63" officeooo:paragraph-rsid="001e8f63"/>
    </style:style>
    <style:style style:name="P13" style:family="paragraph" style:parent-style-name="Standard" style:list-style-name="L3">
      <style:text-properties officeooo:rsid="001e8f63" officeooo:paragraph-rsid="001e8f63"/>
    </style:style>
    <style:style style:name="P14" style:family="paragraph" style:parent-style-name="Standard" style:list-style-name="L2">
      <style:text-properties officeooo:rsid="001fd8ca" officeooo:paragraph-rsid="001fd8ca"/>
    </style:style>
    <style:style style:name="P15" style:family="paragraph" style:parent-style-name="Standard" style:list-style-name="L2">
      <style:text-properties officeooo:rsid="002910a6" officeooo:paragraph-rsid="002910a6"/>
    </style:style>
    <style:style style:name="P16" style:family="paragraph" style:parent-style-name="Standard" style:list-style-name="L2">
      <style:text-properties officeooo:rsid="00203e11" officeooo:paragraph-rsid="00203e11"/>
    </style:style>
    <style:style style:name="P17" style:family="paragraph" style:parent-style-name="Standard" style:list-style-name="L3">
      <style:text-properties officeooo:rsid="0027b7df" officeooo:paragraph-rsid="0027b7df"/>
    </style:style>
    <style:style style:name="P18" style:family="paragraph" style:parent-style-name="Standard" style:list-style-name="L3">
      <style:text-properties officeooo:rsid="002fc581" officeooo:paragraph-rsid="002fc581"/>
    </style:style>
    <style:style style:name="P19" style:family="paragraph" style:parent-style-name="Standard" style:list-style-name="L3">
      <style:text-properties officeooo:rsid="002fc581" officeooo:paragraph-rsid="003217ed"/>
    </style:style>
    <style:style style:name="P20" style:family="paragraph" style:parent-style-name="Standard" style:list-style-name="L4">
      <style:text-properties officeooo:rsid="00296c57" officeooo:paragraph-rsid="00296c57"/>
    </style:style>
    <style:style style:name="P21" style:family="paragraph" style:parent-style-name="Standard">
      <style:text-properties officeooo:rsid="00296c57" officeooo:paragraph-rsid="00296c57"/>
    </style:style>
    <style:style style:name="T1" style:family="text">
      <style:text-properties officeooo:rsid="001fd8ca"/>
    </style:style>
    <style:style style:name="T2" style:family="text">
      <style:text-properties officeooo:rsid="002310ca"/>
    </style:style>
    <style:style style:name="T3" style:family="text">
      <style:text-properties officeooo:rsid="0023f68b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officeooo:rsid="002e0e02"/>
    </style:style>
    <style:style style:name="T6" style:family="text">
      <style:text-properties officeooo:rsid="0030baee"/>
    </style:style>
    <style:style style:name="T7" style:family="text">
      <style:text-properties style:use-window-font-color="true" loext:opacity="0%" officeooo:rsid="00353026"/>
    </style:style>
    <style:style style:name="T8" style:family="text">
      <style:text-properties style:use-window-font-color="true" loext:opacity="0%" officeooo:rsid="00386c63"/>
    </style:style>
    <style:style style:name="T9" style:family="text">
      <style:text-properties fo:color="#ff3333" loext:opacity="100%" officeooo:rsid="00353026"/>
    </style:style>
    <style:style style:name="T10" style:family="text">
      <style:text-properties officeooo:rsid="00336b2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4">Installation et configuration du service DHCP</text:span> </text:p>
      <text:p text:style-name="P1"/>
      <text:p text:style-name="P5">Le protocole DHCP est décrit dans la RFC 2131 (http://www.ietf.org/rfc/rfc2131.txt)</text:p>
      <text:p text:style-name="P3"/>
      <text:list text:style-name="L1">
        <text:list-item>
          <text:p text:style-name="P9">Expliquez, en faisant un schéma montrant les échanges entre le client et le serveur, comment se fait l'attribution d'une adresse IP via DHCP.</text:p>
        </text:list-item>
        <text:list-item>
          <text:p text:style-name="P10">Que se passe-t-il lorsqu'une adresse arrive à expiration?</text:p>
        </text:list-item>
      </text:list>
      <text:p text:style-name="P4"/>
      <text:p text:style-name="P3"/>
      <text:p text:style-name="P1">Côté Client L<text:span text:style-name="T2">inux Debian</text:span>:</text:p>
      <text:list text:style-name="L2">
        <text:list-item>
          <text:p text:style-name="P12">Quel service permet d'avoir une adresse en DHCP?</text:p>
        </text:list-item>
        <text:list-item>
          <text:p text:style-name="P14">Quel fichier permet d<text:span text:style-name="T5">e configurer</text:span> une interface en DHCP au démarrage de la machine?</text:p>
        </text:list-item>
        <text:list-item>
          <text:p text:style-name="P12">Où sont stockée<text:span text:style-name="T1">s</text:span> les informations fournies par le serveur DHCP?</text:p>
        </text:list-item>
        <text:list-item>
          <text:p text:style-name="P15">Que signifie "lease"?</text:p>
        </text:list-item>
        <text:list-item>
          <text:p text:style-name="P16">À quoi correspond chacune des informations comprises entre les accolades suivant le mot clef "lease" de ce fichier?</text:p>
        </text:list-item>
      </text:list>
      <text:p text:style-name="P2"/>
      <text:p text:style-name="P1"/>
      <text:p text:style-name="P1"/>
      <text:p text:style-name="P1">Côté Serveur L<text:span text:style-name="T2">inux Debian</text:span>:</text:p>
      <text:p text:style-name="P1"/>
      <text:list text:style-name="L3">
        <text:list-item>
          <text:p text:style-name="P11">Quel(s) ports sont utilisés par le serveur DHCP ?</text:p>
        </text:list-item>
        <text:list-item>
          <text:p text:style-name="P11">Quel(s) protocoles <text:span text:style-name="T5">(UDP ou TCP)</text:span> sont utilisés par le serveur DHCP ?</text:p>
        </text:list-item>
        <text:list-item>
          <text:p text:style-name="P13">Quels packages doivent être installés côté serveur pour pouvoir fa<text:span text:style-name="T3">i</text:span>re <text:span text:style-name="T3">tourner </text:span>un serveur DHCP ?</text:p>
        </text:list-item>
        <text:list-item>
          <text:p text:style-name="P17">Dans quel fichier peut-on préciser quelle interface réseau sera à l'écoute d'un client DHCP?</text:p>
        </text:list-item>
        <text:list-item>
          <text:p text:style-name="P17">Installez et configurez un serveur DHCP conformément au synoptique du système.</text:p>
        </text:list-item>
        <text:list-item>
          <text:p text:style-name="P18">Quelle commande permet de lancer/arrêter/connaitre l'état du service <text:span text:style-name="T6">via systemctl</text:span>?</text:p>
        </text:list-item>
        <text:list-item>
          <text:p text:style-name="P18">Dans quel fichier log retrouve-t-on la journalisation du service ?</text:p>
        </text:list-item>
        <text:list-item>
          <text:p text:style-name="P19"><text:span text:style-name="T7">Dans quel fichier retrouve-t-on l</text:span><text:span text:style-name="T8">es adresses allouées aux clients</text:span><text:span text:style-name="T7">?</text:span><text:span text:style-name="T9"> </text:span></text:p>
        </text:list-item>
        <text:list-item>
          <text:p text:style-name="P17">Modifiez la configuration de votre serveur afin que le <text:span text:style-name="T10">client1 </text:span>obtienne toujours la même adresse IP.</text:p>
        </text:list-item>
      </text:list>
      <text:p text:style-name="P6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1-10T11:07:42.724986140</meta:creation-date>
    <dc:date>2024-09-05T15:51:37.300106734</dc:date>
    <meta:editing-duration>PT1H17M18S</meta:editing-duration>
    <meta:editing-cycles>19</meta:editing-cycles>
    <meta:generator>LibreOffice/24.2.5.2$Linux_X86_64 LibreOffice_project/420$Build-2</meta:generator>
    <dc:creator>Didier BERNARD</dc:creator>
    <meta:document-statistic meta:table-count="0" meta:image-count="0" meta:object-count="0" meta:page-count="1" meta:paragraph-count="20" meta:word-count="230" meta:character-count="1421" meta:non-whitespace-character-count="1225"/>
  </office:meta>
</office:document-meta>
</file>